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336699" draw:textarea-horizontal-align="justify" draw:textarea-vertical-align="middle" draw:auto-grow-height="false" fo:min-height="5.148cm" fo:min-width="6.984cm"/>
    </style:style>
    <style:style style:name="gr2" style:family="graphic" style:parent-style-name="standard">
      <style:graphic-properties draw:fill-color="#336699" draw:textarea-horizontal-align="justify" draw:textarea-vertical-align="middle" draw:auto-grow-height="false" fo:min-height="1.397cm" fo:min-width="6.001cm"/>
    </style:style>
    <style:style style:name="gr3" style:family="graphic" style:parent-style-name="standard">
      <style:graphic-properties draw:stroke="none" draw:fill-color="#ffffff" draw:textarea-horizontal-align="justify" draw:textarea-vertical-align="middle" draw:auto-grow-height="false" fo:min-height="4.314cm" fo:min-width="5.708cm"/>
    </style:style>
    <style:style style:name="gr4" style:family="graphic" style:parent-style-name="standard">
      <style:graphic-properties draw:stroke="none" draw:textarea-horizontal-align="justify" draw:textarea-vertical-align="middle" draw:auto-grow-height="false" fo:min-height="1.429cm" fo:min-width="8.133cm"/>
    </style:style>
    <style:style style:name="gr5" style:family="graphic" style:parent-style-name="standard">
      <style:graphic-properties draw:stroke="none" draw:textarea-horizontal-align="justify" draw:textarea-vertical-align="middle" draw:auto-grow-height="false" fo:min-height="3.97cm" fo:min-width="5.048cm"/>
    </style:style>
    <style:style style:name="gr6" style:family="graphic" style:parent-style-name="standard">
      <style:graphic-properties draw:stroke="none" draw:fill-color="#336699" draw:textarea-horizontal-align="justify" draw:textarea-vertical-align="middle" draw:auto-grow-height="false" fo:min-height="1.401cm" fo:min-width="2.267cm"/>
    </style:style>
    <style:style style:name="gr7" style:family="graphic" style:parent-style-name="standard">
      <style:graphic-properties draw:stroke="none" draw:textarea-horizontal-align="justify" draw:textarea-vertical-align="middle" draw:auto-grow-height="false" fo:min-height="1.401cm" fo:min-width="2.267cm"/>
    </style:style>
    <style:style style:name="gr8" style:family="graphic" style:parent-style-name="standard">
      <style:graphic-properties draw:stroke="none" svg:stroke-color="#000000" draw:fill="none" draw:fill-color="#ffffff" fo:min-height="1.655cm"/>
    </style:style>
    <style:style style:name="gr9" style:family="graphic" style:parent-style-name="standard">
      <style:graphic-properties svg:stroke-color="#ff950e" draw:fill-color="#ff9900" draw:textarea-horizontal-align="justify" draw:textarea-vertical-align="middle" draw:auto-grow-height="false" fo:min-height="1.02cm" fo:min-width="4.326cm"/>
    </style:style>
    <style:style style:name="gr10" style:family="graphic" style:parent-style-name="standard">
      <style:graphic-properties svg:stroke-color="#579d1c" draw:fill-color="#00cc00" draw:textarea-horizontal-align="justify" draw:textarea-vertical-align="middle" draw:auto-grow-height="false" fo:min-height="0.893cm" fo:min-width="2.802cm"/>
    </style:style>
    <style:style style:name="gr11" style:family="graphic" style:parent-style-name="standard">
      <style:graphic-properties svg:stroke-color="#0084d1" draw:fill-color="#3399ff" draw:textarea-horizontal-align="justify" draw:textarea-vertical-align="middle" draw:auto-grow-height="false" fo:min-height="0.893cm" fo:min-width="3.183cm"/>
    </style:style>
    <style:style style:name="gr12" style:family="graphic" style:parent-style-name="standard">
      <style:graphic-properties svg:stroke-color="#579d1c" draw:fill-color="#339966" draw:textarea-horizontal-align="justify" draw:textarea-vertical-align="middle" draw:auto-grow-height="false" fo:min-height="0.766cm" fo:min-width="3.056cm"/>
    </style:style>
    <style:style style:name="gr13" style:family="graphic" style:parent-style-name="standard">
      <style:graphic-properties svg:stroke-color="#ff420e" draw:fill-color="#cc3300" draw:textarea-horizontal-align="justify" draw:textarea-vertical-align="middle" draw:auto-grow-height="false" fo:min-height="0.766cm" fo:min-width="2.802cm"/>
    </style:style>
    <style:style style:name="gr14" style:family="graphic" style:parent-style-name="standard">
      <style:graphic-properties draw:textarea-horizontal-align="justify" draw:textarea-vertical-align="middle" draw:auto-grow-height="false" fo:min-height="7.748cm" fo:min-width="2.441cm"/>
    </style:style>
    <style:style style:name="gr15" style:family="graphic" style:parent-style-name="standard">
      <style:graphic-properties draw:textarea-horizontal-align="justify" draw:textarea-vertical-align="middle" draw:auto-grow-height="false" fo:min-height="17.344cm" fo:min-width="3.634cm"/>
    </style:style>
    <style:style style:name="gr16" style:family="graphic" style:parent-style-name="standard">
      <style:graphic-properties draw:stroke="solid" svg:stroke-color="#333333" draw:fill-color="#999999" draw:textarea-horizontal-align="justify" draw:textarea-vertical-align="middle" draw:auto-grow-height="false" fo:min-height="16.387cm" fo:min-width="1.492cm"/>
    </style:style>
    <style:style style:name="gr17" style:family="graphic" style:parent-style-name="standard">
      <style:graphic-properties draw:textarea-horizontal-align="justify" draw:textarea-vertical-align="middle" draw:auto-grow-height="false" fo:min-height="11.132cm" fo:min-width="13.729cm"/>
    </style:style>
    <style:style style:name="gr18" style:family="graphic" style:parent-style-name="standard">
      <style:graphic-properties draw:textarea-horizontal-align="justify" draw:textarea-vertical-align="middle" draw:auto-grow-height="false" fo:min-height="5.82cm" fo:min-width="13.729cm"/>
    </style:style>
    <style:style style:name="gr19" style:family="graphic" style:parent-style-name="standard">
      <style:graphic-properties draw:textarea-horizontal-align="justify" draw:textarea-vertical-align="middle" draw:auto-grow-height="false" fo:min-height="11.275cm" fo:min-width="3.159cm"/>
    </style:style>
    <style:style style:name="gr20" style:family="graphic" style:parent-style-name="standard">
      <style:graphic-properties draw:fill-color="#00ffff" draw:textarea-horizontal-align="justify" draw:textarea-vertical-align="middle" draw:auto-grow-height="false" fo:min-height="2.39cm" fo:min-width="14.84cm"/>
    </style:style>
    <style:style style:name="gr21" style:family="graphic" style:parent-style-name="standard">
      <style:graphic-properties draw:fill-color="#333333" draw:textarea-horizontal-align="justify" draw:textarea-vertical-align="middle" draw:auto-grow-height="false" fo:min-height="1.12cm" fo:min-width="2.217cm"/>
    </style:style>
    <style:style style:name="gr22" style:family="graphic" style:parent-style-name="standard">
      <style:graphic-properties draw:fill-color="#ff420e" draw:textarea-horizontal-align="justify" draw:textarea-vertical-align="middle" draw:auto-grow-height="false" fo:min-height="1.147cm" fo:min-width="4.045cm"/>
    </style:style>
    <style:style style:name="gr23" style:family="graphic" style:parent-style-name="standard">
      <style:graphic-properties draw:fill-color="#ff420e" draw:textarea-horizontal-align="justify" draw:textarea-vertical-align="middle" draw:auto-grow-height="false" fo:min-height="1.147cm" fo:min-width="4.158cm"/>
    </style:style>
    <style:style style:name="gr24" style:family="graphic" style:parent-style-name="standard">
      <style:graphic-properties draw:fill-color="#0066ff" draw:textarea-horizontal-align="justify" draw:textarea-vertical-align="middle" draw:auto-grow-height="false" fo:min-height="1.147cm" fo:min-width="4.072cm"/>
    </style:style>
    <style:style style:name="gr25" style:family="graphic" style:parent-style-name="standard">
      <style:graphic-properties draw:stroke="none" svg:stroke-color="#000000" draw:fill="none" draw:fill-color="#ffffff" fo:min-height="0.712cm"/>
    </style:style>
    <style:style style:name="gr26" style:family="graphic" style:parent-style-name="standard">
      <style:graphic-properties draw:fill-color="#eeeeee" draw:textarea-horizontal-align="justify" draw:textarea-vertical-align="middle" draw:auto-grow-height="false" fo:min-height="1.147cm" fo:min-width="2.929cm"/>
    </style:style>
    <style:style style:name="gr27" style:family="graphic" style:parent-style-name="standard">
      <style:graphic-properties draw:fill-color="#0066ff" draw:textarea-horizontal-align="justify" draw:textarea-vertical-align="middle" draw:auto-grow-height="false" fo:min-height="1.462cm" fo:min-width="2.352cm"/>
    </style:style>
    <style:style style:name="gr28" style:family="graphic" style:parent-style-name="standard">
      <style:graphic-properties svg:stroke-color="#c5000b" draw:fill-color="#ff0000" draw:textarea-horizontal-align="justify" draw:textarea-vertical-align="middle" draw:auto-grow-height="false" fo:min-height="1.312cm" fo:min-width="2.317cm"/>
    </style:style>
    <style:style style:name="gr29" style:family="graphic" style:parent-style-name="standard">
      <style:graphic-properties draw:stroke="solid" svg:stroke-color="#333333" draw:fill-color="#999999" draw:textarea-horizontal-align="justify" draw:textarea-vertical-align="middle" draw:auto-grow-height="false" fo:min-height="6.2cm" fo:min-width="1.492cm"/>
    </style:style>
    <style:style style:name="gr30" style:family="graphic" style:parent-style-name="objectwithoutfill">
      <style:graphic-properties draw:marker-end="Arrow" draw:marker-end-width="0.3cm" draw:fill="none" draw:textarea-vertical-align="middle"/>
    </style:style>
    <style:style style:name="gr31" style:family="graphic" style:parent-style-name="objectwithoutfill">
      <style:graphic-properties svg:stroke-width="0.159cm" svg:stroke-color="#ffffff" draw:marker-start-width="0.437cm" draw:marker-end="Arrow" draw:marker-end-width="0.537cm" draw:fill="none" draw:textarea-vertical-align="middle" fo:padding-top="0.203cm" fo:padding-bottom="0.203cm" fo:padding-left="0.328cm" fo:padding-right="0.328cm"/>
    </style:style>
    <style:style style:name="gr32" style:family="graphic" style:parent-style-name="standard">
      <style:graphic-properties draw:fill-color="#00cc33" draw:textarea-horizontal-align="justify" draw:textarea-vertical-align="middle" draw:auto-grow-height="false" fo:min-height="2.611cm" fo:min-width="2.989cm"/>
    </style:style>
    <style:style style:name="gr33" style:family="graphic" style:parent-style-name="standard">
      <style:graphic-properties draw:fill-color="#ff8080" draw:textarea-horizontal-align="justify" draw:textarea-vertical-align="middle" draw:auto-grow-height="false" fo:min-height="3.306cm" fo:min-width="3.818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722cm"/>
    </style:style>
    <style:style style:name="gr35" style:family="graphic" style:parent-style-name="standard">
      <style:graphic-properties draw:fill-color="#808080" draw:textarea-horizontal-align="justify" draw:textarea-vertical-align="middle" draw:auto-grow-height="false" fo:min-height="1.147cm" fo:min-width="4.045cm"/>
    </style:style>
    <style:style style:name="gr36" style:family="graphic" style:parent-style-name="standard">
      <style:graphic-properties draw:fill-color="#009933" draw:textarea-horizontal-align="justify" draw:textarea-vertical-align="middle" draw:auto-grow-height="false" fo:min-height="1.147cm" fo:min-width="4.045cm"/>
    </style:style>
    <style:style style:name="gr37" style:family="graphic" style:parent-style-name="standard">
      <style:graphic-properties draw:stroke="none" svg:stroke-color="#000000" draw:fill="none" draw:fill-color="#ffffff" fo:min-height="1.423cm"/>
    </style:style>
    <style:style style:name="gr38" style:family="graphic" style:parent-style-name="objectwithoutfill">
      <style:graphic-properties svg:stroke-width="0.159cm" svg:stroke-color="#cc0000" draw:marker-start-width="0.438cm" draw:marker-end="Arrow" draw:marker-end-width="0.538cm" draw:fill="none" draw:textarea-vertical-align="middle" fo:padding-top="0.204cm" fo:padding-bottom="0.204cm" fo:padding-left="0.329cm" fo:padding-right="0.329cm"/>
    </style:style>
    <style:style style:name="gr39" style:family="graphic" style:parent-style-name="standard">
      <style:graphic-properties draw:fill-color="#ffff00" draw:textarea-horizontal-align="justify" draw:textarea-vertical-align="middle" draw:auto-grow-height="false" fo:min-height="1.147cm" fo:min-width="4.045cm"/>
    </style:style>
    <style:style style:name="gr40" style:family="graphic" style:parent-style-name="standard">
      <style:graphic-properties draw:fill-color="#6666ff" draw:textarea-horizontal-align="justify" draw:textarea-vertical-align="middle" draw:auto-grow-height="false" fo:min-height="1.147cm" fo:min-width="4.045cm"/>
    </style:style>
    <style:style style:name="gr41" style:family="graphic" style:parent-style-name="standard">
      <style:graphic-properties draw:fill-color="#ff3399" draw:textarea-horizontal-align="justify" draw:textarea-vertical-align="middle" draw:auto-grow-height="false" fo:min-height="1.147cm" fo:min-width="4.045cm"/>
    </style:style>
    <style:style style:name="gr42" style:family="graphic" style:parent-style-name="objectwithoutfill">
      <style:graphic-properties svg:stroke-width="0.159cm" svg:stroke-color="#000033" draw:marker-start-width="0.438cm" draw:marker-end="Arrow" draw:marker-end-width="0.538cm" draw:fill="none" draw:textarea-vertical-align="middle" fo:padding-top="0.204cm" fo:padding-bottom="0.204cm" fo:padding-left="0.329cm" fo:padding-right="0.329cm"/>
    </style:style>
    <style:style style:name="gr43" style:family="graphic" style:parent-style-name="standard">
      <style:graphic-properties draw:fill-color="#ff8080" draw:textarea-horizontal-align="justify" draw:textarea-vertical-align="middle" draw:auto-grow-height="false" fo:min-height="3.306cm" fo:min-width="3.663cm"/>
    </style:style>
    <style:style style:name="gr44" style:family="graphic" style:parent-style-name="standard">
      <style:graphic-properties svg:stroke-color="#aea79f" draw:fill-color="#dddddd" draw:textarea-horizontal-align="justify" draw:textarea-vertical-align="middle" draw:auto-grow-height="false" fo:min-height="1.02cm" fo:min-width="3.451cm"/>
    </style:style>
    <style:style style:name="gr45" style:family="graphic" style:parent-style-name="standard">
      <style:graphic-properties draw:fill-color="#ff420e" draw:textarea-horizontal-align="justify" draw:textarea-vertical-align="middle" draw:auto-grow-height="false" fo:min-height="1.147cm" fo:min-width="2.112cm"/>
    </style:style>
    <style:style style:name="gr46" style:family="graphic" style:parent-style-name="standard">
      <style:graphic-properties draw:fill-color="#9999ff" draw:textarea-horizontal-align="justify" draw:textarea-vertical-align="middle" draw:auto-grow-height="false" fo:min-height="1.147cm" fo:min-width="2.04cm"/>
    </style:style>
    <style:style style:name="gr47" style:family="graphic" style:parent-style-name="standard">
      <style:graphic-properties draw:textarea-horizontal-align="justify" draw:textarea-vertical-align="middle" draw:auto-grow-height="false" fo:min-height="6.127cm" fo:min-width="1.836cm"/>
    </style:style>
    <style:style style:name="gr48" style:family="graphic" style:parent-style-name="objectwithoutfill">
      <style:graphic-properties svg:stroke-width="0.159cm" svg:stroke-color="#006699" draw:marker-start-width="0.438cm" draw:marker-end="Arrow" draw:marker-end-width="0.538cm" draw:fill="none" draw:textarea-vertical-align="middle" fo:padding-top="0.204cm" fo:padding-bottom="0.204cm" fo:padding-left="0.329cm" fo:padding-right="0.329cm"/>
    </style:style>
    <style:style style:name="gr49" style:family="graphic" style:parent-style-name="objectwithoutfill">
      <style:graphic-properties svg:stroke-width="0.053cm" svg:stroke-color="#0066cc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50" style:family="graphic" style:parent-style-name="objectwithoutfill">
      <style:graphic-properties svg:stroke-width="0.081cm" svg:stroke-color="#ff3300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51" style:family="graphic" style:parent-style-name="standard">
      <style:graphic-properties svg:stroke-color="#579d1c" draw:fill-color="#009900" draw:textarea-horizontal-align="justify" draw:textarea-vertical-align="middle" draw:auto-grow-height="false" fo:min-height="0.639cm" fo:min-width="1.786cm"/>
    </style:style>
    <style:style style:name="gr52" style:family="graphic" style:parent-style-name="standard">
      <style:graphic-properties svg:stroke-color="#83caff" draw:fill-color="#00ccff" draw:textarea-horizontal-align="justify" draw:textarea-vertical-align="middle" draw:auto-grow-height="false" fo:min-height="0.639cm" fo:min-width="1.855cm"/>
    </style:style>
    <style:style style:name="gr53" style:family="graphic" style:parent-style-name="standard">
      <style:graphic-properties svg:stroke-color="#ff950e" draw:fill-color="#ff9900" draw:textarea-horizontal-align="justify" draw:textarea-vertical-align="middle" draw:auto-grow-height="false" fo:min-height="0.766cm" fo:min-width="2.167cm"/>
    </style:style>
    <style:style style:name="gr54" style:family="graphic" style:parent-style-name="standard">
      <style:graphic-properties draw:textarea-horizontal-align="justify" draw:textarea-vertical-align="middle" draw:auto-grow-height="false" fo:min-height="1.432cm" fo:min-width="2.285cm"/>
    </style:style>
    <style:style style:name="gr55" style:family="graphic" style:parent-style-name="standard">
      <style:graphic-properties draw:textarea-horizontal-align="justify" draw:textarea-vertical-align="middle" draw:auto-grow-height="false" fo:min-height="3.078cm" fo:min-width="2.543cm"/>
    </style:style>
    <style:style style:name="gr56" style:family="graphic" style:parent-style-name="standard">
      <style:graphic-properties draw:textarea-horizontal-align="justify" draw:textarea-vertical-align="middle" draw:auto-grow-height="false" fo:min-height="2.021cm" fo:min-width="3.243cm"/>
    </style:style>
    <style:style style:name="gr57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58" style:family="graphic" style:parent-style-name="objectwithoutfill">
      <style:graphic-properties svg:stroke-width="0.081cm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59" style:family="graphic" style:parent-style-name="standard">
      <style:graphic-properties draw:textarea-horizontal-align="justify" draw:textarea-vertical-align="middle" draw:auto-grow-height="false" fo:min-height="4.027cm" fo:min-width="3.331cm"/>
    </style:style>
    <style:style style:name="gr60" style:family="graphic" style:parent-style-name="standard">
      <style:graphic-properties draw:fill-color="#cccccc" draw:textarea-horizontal-align="justify" draw:textarea-vertical-align="middle" draw:auto-grow-height="false" fo:min-height="1.782cm" fo:min-width="3.31cm"/>
    </style:style>
    <style:style style:name="P1" style:family="paragraph">
      <loext:graphic-properties draw:fill-color="#336699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-color="#ff9900"/>
      <style:paragraph-properties fo:text-align="center"/>
    </style:style>
    <style:style style:name="P6" style:family="paragraph">
      <loext:graphic-properties draw:fill-color="#00cc00"/>
      <style:paragraph-properties fo:text-align="center"/>
    </style:style>
    <style:style style:name="P7" style:family="paragraph">
      <loext:graphic-properties draw:fill-color="#3399ff"/>
      <style:paragraph-properties fo:text-align="center"/>
    </style:style>
    <style:style style:name="P8" style:family="paragraph">
      <loext:graphic-properties draw:fill-color="#339966"/>
      <style:paragraph-properties fo:text-align="center"/>
    </style:style>
    <style:style style:name="P9" style:family="paragraph">
      <loext:graphic-properties draw:fill-color="#cc3300"/>
      <style:paragraph-properties fo:text-align="center"/>
    </style:style>
    <style:style style:name="P10" style:family="paragraph">
      <loext:graphic-properties draw:fill-color="#999999"/>
      <style:paragraph-properties fo:text-align="center"/>
    </style:style>
    <style:style style:name="P11" style:family="paragraph">
      <loext:graphic-properties draw:fill-color="#00ffff"/>
      <style:paragraph-properties fo:text-align="center"/>
    </style:style>
    <style:style style:name="P12" style:family="paragraph">
      <loext:graphic-properties draw:fill-color="#333333"/>
      <style:paragraph-properties fo:text-align="center"/>
    </style:style>
    <style:style style:name="P13" style:family="paragraph">
      <loext:graphic-properties draw:fill-color="#ff420e"/>
      <style:paragraph-properties fo:text-align="center"/>
    </style:style>
    <style:style style:name="P14" style:family="paragraph">
      <loext:graphic-properties draw:fill-color="#0066ff"/>
      <style:paragraph-properties fo:text-align="center"/>
    </style:style>
    <style:style style:name="P15" style:family="paragraph">
      <loext:graphic-properties draw:fill-color="#eeeeee"/>
      <style:paragraph-properties fo:text-align="center"/>
      <style:text-properties fo:font-size="14pt" style:font-size-asian="14pt" style:font-size-complex="14pt"/>
    </style:style>
    <style:style style:name="P16" style:family="paragraph">
      <loext:graphic-properties draw:fill-color="#ff0000"/>
      <style:paragraph-properties fo:text-align="center"/>
    </style:style>
    <style:style style:name="P17" style:family="paragraph">
      <loext:graphic-properties draw:fill="none"/>
      <style:paragraph-properties fo:text-align="center"/>
    </style:style>
    <style:style style:name="P18" style:family="paragraph">
      <loext:graphic-properties draw:fill-color="#00cc33"/>
      <style:paragraph-properties fo:text-align="center"/>
    </style:style>
    <style:style style:name="P19" style:family="paragraph">
      <loext:graphic-properties draw:fill-color="#ff8080"/>
      <style:paragraph-properties fo:text-align="center"/>
    </style:style>
    <style:style style:name="P20" style:family="paragraph">
      <loext:graphic-properties draw:fill-color="#808080"/>
      <style:paragraph-properties fo:text-align="center"/>
    </style:style>
    <style:style style:name="P21" style:family="paragraph">
      <loext:graphic-properties draw:fill-color="#009933"/>
      <style:paragraph-properties fo:text-align="center"/>
    </style:style>
    <style:style style:name="P22" style:family="paragraph">
      <loext:graphic-properties draw:fill-color="#ffff00"/>
      <style:paragraph-properties fo:text-align="center"/>
    </style:style>
    <style:style style:name="P23" style:family="paragraph">
      <loext:graphic-properties draw:fill-color="#6666ff"/>
      <style:paragraph-properties fo:text-align="center"/>
    </style:style>
    <style:style style:name="P24" style:family="paragraph">
      <loext:graphic-properties draw:fill-color="#ff3399"/>
      <style:paragraph-properties fo:text-align="center"/>
    </style:style>
    <style:style style:name="P25" style:family="paragraph">
      <loext:graphic-properties draw:fill-color="#dddddd"/>
      <style:paragraph-properties fo:text-align="center"/>
      <style:text-properties fo:font-size="13pt" style:font-size-asian="13pt" style:font-size-complex="13pt"/>
    </style:style>
    <style:style style:name="P26" style:family="paragraph">
      <loext:graphic-properties draw:fill-color="#9999ff"/>
      <style:paragraph-properties fo:text-align="center"/>
    </style:style>
    <style:style style:name="P27" style:family="paragraph">
      <loext:graphic-properties draw:fill-color="#009900"/>
      <style:paragraph-properties fo:text-align="center"/>
    </style:style>
    <style:style style:name="P28" style:family="paragraph">
      <loext:graphic-properties draw:fill-color="#00ccff"/>
      <style:paragraph-properties fo:text-align="center"/>
    </style:style>
    <style:style style:name="P29" style:family="paragraph">
      <loext:graphic-properties draw:fill-color="#cccccc"/>
      <style:paragraph-properties fo:text-align="center"/>
      <style:text-properties fo:font-size="16pt" style:font-size-asian="16pt" style:font-size-complex="16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3pt" style:font-size-asian="13pt" style:font-size-complex="13pt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0.582cm" svg:height="7.632cm" svg:x="9.807cm" svg:y="5.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7.428cm" svg:height="3.293cm" svg:x="4.108cm" svg:y="7.945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2" draw:layer="layout" svg:width="8.778cm" svg:height="6.454cm" svg:x="10.68cm" svg:y="6.4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1.509cm" svg:height="3.357cm" draw:transform="rotate (-3.13548400120781) translate (25.487cm 11.334cm)">
          <text:p/>
          <draw:enhanced-geometry svg:viewBox="0 0 21600 21600" draw:text-areas="?f5 ?f1 ?f6 ?f2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3" draw:layer="layout" svg:width="7.846cm" svg:height="5.966cm" svg:x="11.162cm" svg:y="6.7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2.767cm" svg:height="1.651cm" svg:x="1.027cm" svg:y="8.774cm">
          <text:p text:style-name="P3">SOC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2.767cm" svg:height="1.651cm" svg:x="25.627cm" svg:y="8.774cm">
          <text:p text:style-name="P3">Data</text:p>
          <draw:enhanced-geometry svg:viewBox="0 0 21600 21600" draw:type="rectangle" draw:enhanced-path="M 0 0 L 21600 0 21600 21600 0 21600 0 0 Z N"/>
        </draw:custom-shape>
        <draw:frame draw:style-name="gr8" draw:text-style-name="P4" draw:layer="layout" svg:width="6.731cm" svg:height="1.905cm" svg:x="8.366cm" svg:y="3.54cm">
          <draw:text-box>
            <text:p>Real-Time Alert</text:p>
          </draw:text-box>
        </draw:frame>
        <draw:frame draw:style-name="gr8" draw:text-style-name="P4" draw:layer="layout" svg:width="6.731cm" svg:height="1.905cm" svg:x="6.053cm" svg:y="4.964cm">
          <draw:text-box>
            <text:p>Anomaly Detection</text:p>
          </draw:text-box>
        </draw:frame>
        <draw:frame draw:style-name="gr8" draw:text-style-name="P4" draw:layer="layout" svg:width="6.731cm" svg:height="1.905cm" svg:x="4.954cm" svg:y="6.465cm">
          <draw:text-box>
            <text:p>Data Correlation</text:p>
          </draw:text-box>
        </draw:frame>
        <draw:frame draw:style-name="gr8" draw:text-style-name="P4" draw:layer="layout" svg:width="6.731cm" svg:height="1.905cm" svg:x="4.867cm" svg:y="11.741cm">
          <draw:text-box>
            <text:p>Rules and Reports</text:p>
          </draw:text-box>
        </draw:frame>
        <draw:frame draw:style-name="gr8" draw:text-style-name="P4" draw:layer="layout" svg:width="6.731cm" svg:height="1.905cm" svg:x="5.468cm" svg:y="12.942cm">
          <draw:text-box>
            <text:p>Dashboard</text:p>
          </draw:text-box>
        </draw:frame>
        <draw:frame draw:style-name="gr8" draw:text-style-name="P4" draw:layer="layout" svg:width="6.731cm" svg:height="1.905cm" svg:x="19.968cm" svg:y="11.742cm">
          <draw:text-box>
            <text:p>Unstructured Data</text:p>
          </draw:text-box>
        </draw:frame>
        <draw:frame draw:style-name="gr8" draw:text-style-name="P4" draw:layer="layout" svg:width="6.731cm" svg:height="1.905cm" svg:x="19.069cm" svg:y="12.843cm">
          <draw:text-box>
            <text:p>Stream Processing</text:p>
          </draw:text-box>
        </draw:frame>
        <draw:frame draw:style-name="gr8" draw:text-style-name="P4" draw:layer="layout" svg:width="6.731cm" svg:height="1.905cm" svg:x="18.467cm" svg:y="3.541cm">
          <draw:text-box>
            <text:p>Scalable</text:p>
          </draw:text-box>
        </draw:frame>
        <draw:frame draw:style-name="gr8" draw:text-style-name="P4" draw:layer="layout" svg:width="6.731cm" svg:height="1.905cm" svg:x="19.754cm" svg:y="4.965cm">
          <draw:text-box>
            <text:p>SQL query</text:p>
          </draw:text-box>
        </draw:frame>
        <draw:custom-shape draw:style-name="gr9" draw:text-style-name="P5" draw:layer="layout" svg:width="4.826cm" svg:height="1.27cm" draw:transform="rotate (0.431619924018198) translate (13.738cm 11.401cm)">
          <text:p text:style-name="P3">Elastic Search</text:p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3.302cm" svg:height="1.143cm" draw:transform="rotate (0.0720820981073658) translate (11.848cm 8.115cm)">
          <text:p text:style-name="P3">Spark</text:p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3.683cm" svg:height="1.143cm" draw:transform="rotate (-0.14800392056912) translate (13.996cm 6.946cm)">
          <text:p text:style-name="P3">Kafka</text:p>
          <draw:enhanced-geometry svg:viewBox="0 0 21600 21600" draw:type="rectangle" draw:enhanced-path="M 0 0 L 21600 0 21600 21600 0 21600 0 0 Z N"/>
        </draw:custom-shape>
        <draw:custom-shape draw:style-name="gr12" draw:text-style-name="P8" draw:layer="layout" svg:width="3.556cm" svg:height="1.016cm" draw:transform="rotate (-0.127409035395586) translate (11.697cm 9.827cm)">
          <text:p text:style-name="P3">Logstash</text:p>
          <draw:enhanced-geometry svg:viewBox="0 0 21600 21600" draw:type="rectangle" draw:enhanced-path="M 0 0 L 21600 0 21600 21600 0 21600 0 0 Z N"/>
        </draw:custom-shape>
        <draw:custom-shape draw:style-name="gr13" draw:text-style-name="P9" draw:layer="layout" svg:width="3.302cm" svg:height="1.016cm" draw:transform="rotate (0.149923782746313) translate (14.913cm 9.126cm)">
          <text:p text:style-name="P3">Kibana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custom-shape draw:style-name="gr14" draw:text-style-name="P3" draw:layer="layout" svg:width="3.175cm" svg:height="8.636cm" svg:x="1cm" svg:y="1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5" draw:text-style-name="P3" draw:layer="layout" svg:width="4.464cm" svg:height="19cm" svg:x="4.556cm" svg:y="1.001cm">
          <text:p/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6" draw:text-style-name="P10" draw:layer="layout" svg:width="1.992cm" svg:height="16.637cm" svg:x="5.939cm" svg:y="2.52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7" draw:text-style-name="P3" draw:layer="layout" svg:width="15.367cm" svg:height="12.292cm" svg:x="9.128cm" svg:y="1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8" draw:text-style-name="P3" draw:layer="layout" svg:width="15.367cm" svg:height="6.554cm" svg:x="9.128cm" svg:y="13.446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9" draw:text-style-name="P3" draw:layer="layout" svg:width="3.951cm" svg:height="12.446cm" svg:x="24.749cm" svg:y="1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0" draw:text-style-name="P11" draw:layer="layout" svg:width="15.34cm" svg:height="2.64cm" svg:x="9.155cm" svg:y="2.678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2" draw:layer="layout" svg:width="2.717cm" svg:height="1.37cm" svg:x="5.56cm" svg:y="3.359cm">
          <text:p text:style-name="P3">RAW</text:p>
          <draw:enhanced-geometry svg:viewBox="0 0 21600 21600" draw:type="rectangle" draw:enhanced-path="M 0 0 L 21600 0 21600 21600 0 21600 0 0 Z N"/>
        </draw:custom-shape>
        <draw:custom-shape draw:style-name="gr22" draw:text-style-name="P13" draw:layer="layout" svg:width="4.545cm" svg:height="1.397cm" svg:x="9.409cm" svg:y="3.54cm">
          <text:p text:style-name="P3">Structure</text:p>
          <draw:enhanced-geometry svg:viewBox="0 0 21600 21600" draw:type="rectangle" draw:enhanced-path="M 0 0 L 21600 0 21600 21600 0 21600 0 0 Z N"/>
        </draw:custom-shape>
        <draw:custom-shape draw:style-name="gr23" draw:text-style-name="P13" xml:id="id6" draw:id="id6" draw:layer="layout" svg:width="4.658cm" svg:height="1.397cm" svg:x="19.415cm" svg:y="3.54cm">
          <text:p text:style-name="P3">Alert</text:p>
          <text:p text:style-name="P3"><text:span text:style-name="T1">(Rules-Based)</text:span></text:p>
          <draw:enhanced-geometry svg:viewBox="0 0 21600 21600" draw:type="rectangle" draw:enhanced-path="M 0 0 L 21600 0 21600 21600 0 21600 0 0 Z N"/>
        </draw:custom-shape>
        <draw:custom-shape draw:style-name="gr24" draw:text-style-name="P14" xml:id="id1" draw:id="id1" draw:layer="layout" svg:width="4.572cm" svg:height="1.397cm" svg:x="14.335cm" svg:y="3.54cm">
          <text:p text:style-name="P3">Enrich</text:p>
          <draw:enhanced-geometry svg:viewBox="0 0 21600 21600" draw:type="rectangle" draw:enhanced-path="M 0 0 L 21600 0 21600 21600 0 21600 0 0 Z N"/>
        </draw:custom-shape>
        <draw:frame draw:style-name="gr25" draw:text-style-name="P4" draw:layer="layout" svg:width="4.826cm" svg:height="0.962cm" svg:x="14.862cm" svg:y="2.605cm">
          <draw:text-box>
            <text:p>Streaming</text:p>
          </draw:text-box>
        </draw:frame>
        <draw:frame draw:style-name="gr25" draw:text-style-name="P4" draw:layer="layout" svg:width="5.715cm" svg:height="0.962cm" svg:x="15.605cm" svg:y="1.254cm">
          <draw:text-box>
            <text:p>Spark</text:p>
          </draw:text-box>
        </draw:frame>
        <draw:frame draw:style-name="gr25" draw:text-style-name="P4" draw:layer="layout" svg:width="5.715cm" svg:height="0.962cm" svg:x="5.906cm" svg:y="1.254cm">
          <draw:text-box>
            <text:p>Kafka</text:p>
          </draw:text-box>
        </draw:frame>
        <draw:custom-shape draw:style-name="gr26" draw:text-style-name="P15" draw:layer="layout" svg:width="3.429cm" svg:height="1.397cm" svg:x="25.03cm" svg:y="2.651cm">
          <text:p text:style-name="P3"><text:span text:style-name="T2">Elastic Search</text:span></text:p>
          <text:p text:style-name="P3"><text:span text:style-name="T3">Real-Time Index </text:span></text:p>
          <text:p text:style-name="P3"><text:span text:style-name="T3">and Search</text:span></text:p>
          <draw:enhanced-geometry svg:viewBox="0 0 21600 21600" draw:type="rectangle" draw:enhanced-path="M 0 0 L 21600 0 21600 21600 0 21600 0 0 Z N"/>
        </draw:custom-shape>
        <draw:frame draw:style-name="gr25" draw:text-style-name="P4" draw:layer="layout" svg:width="5.715cm" svg:height="0.962cm" svg:x="25.506cm" svg:y="1.254cm">
          <draw:text-box>
            <text:p>Stores</text:p>
          </draw:text-box>
        </draw:frame>
        <draw:custom-shape draw:style-name="gr26" draw:text-style-name="P15" draw:layer="layout" svg:width="3.429cm" svg:height="1.397cm" svg:x="25.03cm" svg:y="4.351cm">
          <text:p text:style-name="P3"><text:span text:style-name="T2">Hive</text:span></text:p>
          <text:p text:style-name="P3"><text:span text:style-name="T3">Long Tern Data Store</text:span></text:p>
          <draw:enhanced-geometry svg:viewBox="0 0 21600 21600" draw:type="rectangle" draw:enhanced-path="M 0 0 L 21600 0 21600 21600 0 21600 0 0 Z N"/>
        </draw:custom-shape>
        <draw:custom-shape draw:style-name="gr26" draw:text-style-name="P15" xml:id="id4" draw:id="id4" draw:layer="layout" svg:width="3.429cm" svg:height="1.397cm" svg:x="25.03cm" svg:y="10.451cm">
          <text:p text:style-name="P3"><text:span text:style-name="T2">SQL ??</text:span></text:p>
          <text:p text:style-name="P3"><text:span text:style-name="T3">Alert Store</text:span></text:p>
          <draw:enhanced-geometry svg:viewBox="0 0 21600 21600" draw:type="rectangle" draw:enhanced-path="M 0 0 L 21600 0 21600 21600 0 21600 0 0 Z N"/>
        </draw:custom-shape>
        <draw:custom-shape draw:style-name="gr27" draw:text-style-name="P14" xml:id="id2" draw:id="id2" draw:layer="layout" svg:width="2.852cm" svg:height="1.712cm" svg:x="5.56cm" svg:y="8.559cm">
          <text:p text:style-name="P3">Enriched</text:p>
          <draw:enhanced-geometry svg:viewBox="0 0 21600 21600" draw:type="rectangle" draw:enhanced-path="M 0 0 L 21600 0 21600 21600 0 21600 0 0 Z N"/>
        </draw:custom-shape>
        <draw:custom-shape draw:style-name="gr28" draw:text-style-name="P16" xml:id="id3" draw:id="id3" draw:layer="layout" svg:width="2.817cm" svg:height="1.562cm" svg:x="5.699cm" svg:y="15.059cm">
          <text:p text:style-name="P3">Alerts</text:p>
          <draw:enhanced-geometry svg:viewBox="0 0 21600 21600" draw:type="rectangle" draw:enhanced-path="M 0 0 L 21600 0 21600 21600 0 21600 0 0 Z N"/>
        </draw:custom-shape>
        <draw:custom-shape draw:style-name="gr29" draw:text-style-name="P10" draw:layer="layout" svg:width="1.992cm" svg:height="6.45cm" svg:x="1.54cm" svg:y="2.42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30" draw:text-style-name="P17" draw:layer="layout" svg:x1="4.048cm" svg:y1="3.921cm" svg:x2="5.445cm" svg:y2="3.921cm">
          <text:p/>
        </draw:line>
        <draw:line draw:style-name="gr30" draw:text-style-name="P17" draw:layer="layout" svg:x1="8.366cm" svg:y1="4.048cm" svg:x2="9.363cm" svg:y2="4.048cm">
          <text:p/>
        </draw:line>
        <draw:line draw:style-name="gr30" draw:text-style-name="P17" draw:layer="layout" svg:x1="24.066cm" svg:y1="4.248cm" svg:x2="25.063cm" svg:y2="4.248cm">
          <text:p/>
        </draw:line>
        <draw:connector draw:style-name="gr31" draw:text-style-name="P17" draw:layer="layout" draw:line-skew="-0.667cm -0.276cm" svg:x1="16.621cm" svg:y1="4.937cm" svg:x2="5.56cm" svg:y2="9.415cm" draw:start-shape="id1" draw:start-glue-point="2" draw:end-shape="id2" draw:end-glue-point="3" svg:d="M16621 4937v1144h-11838v3334h777" svg:viewBox="0 0 11839 4479">
          <text:p/>
        </draw:connector>
        <draw:custom-shape draw:style-name="gr32" draw:text-style-name="P18" draw:layer="layout" svg:width="4.337cm" svg:height="3.556cm" svg:x="9.49cm" svg:y="15.324cm">
          <text:p text:style-name="P3">Dashboard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33" draw:text-style-name="P19" draw:layer="layout" svg:width="4.318cm" svg:height="3.556cm" svg:x="14.081cm" svg:y="15.351cm">
          <text:p text:style-name="P3">Alert System</text:p>
          <text:p text:style-name="P3"><text:span text:style-name="T1">SMS, Email...</text:span></text:p>
          <draw:enhanced-geometry svg:viewBox="0 0 21600 21600" draw:type="rectangle" draw:enhanced-path="M 0 0 L 21600 0 21600 21600 0 21600 0 0 Z N"/>
        </draw:custom-shape>
        <draw:frame draw:style-name="gr34" draw:text-style-name="P4" draw:layer="layout" svg:width="5.222cm" svg:height="0.962cm" svg:x="14.308cm" svg:y="13.927cm">
          <draw:text-box>
            <text:p>Monitor Services</text:p>
          </draw:text-box>
        </draw:frame>
        <draw:custom-shape draw:style-name="gr20" draw:text-style-name="P11" draw:layer="layout" svg:width="15.34cm" svg:height="2.64cm" svg:x="9.155cm" svg:y="6.578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20" xml:id="id7" draw:id="id7" draw:layer="layout" svg:width="4.545cm" svg:height="1.397cm" svg:x="9.409cm" svg:y="7.54cm">
          <text:p text:style-name="P3">Filter</text:p>
          <draw:enhanced-geometry svg:viewBox="0 0 21600 21600" draw:type="rectangle" draw:enhanced-path="M 0 0 L 21600 0 21600 21600 0 21600 0 0 Z N"/>
        </draw:custom-shape>
        <draw:custom-shape draw:style-name="gr36" draw:text-style-name="P21" draw:layer="layout" svg:width="4.545cm" svg:height="1.397cm" svg:x="14.409cm" svg:y="7.54cm">
          <text:p text:style-name="P3">Aggregators</text:p>
          <draw:enhanced-geometry svg:viewBox="0 0 21600 21600" draw:type="rectangle" draw:enhanced-path="M 0 0 L 21600 0 21600 21600 0 21600 0 0 Z N"/>
        </draw:custom-shape>
        <draw:frame draw:style-name="gr37" draw:text-style-name="P4" draw:layer="layout" svg:width="7.493cm" svg:height="1.673cm" svg:x="14.716cm" svg:y="6.542cm">
          <draw:text-box>
            <text:p>SOC Aggregators</text:p>
          </draw:text-box>
        </draw:frame>
        <draw:custom-shape draw:style-name="gr20" draw:text-style-name="P11" draw:layer="layout" svg:width="15.34cm" svg:height="2.64cm" svg:x="9.155cm" svg:y="9.578cm">
          <text:p/>
          <draw:enhanced-geometry svg:viewBox="0 0 21600 21600" draw:type="rectangle" draw:enhanced-path="M 0 0 L 21600 0 21600 21600 0 21600 0 0 Z N"/>
        </draw:custom-shape>
        <draw:connector draw:style-name="gr38" draw:text-style-name="P17" draw:layer="layout" draw:line-skew="-0.515cm" svg:x1="7.107cm" svg:y1="15.059cm" svg:x2="26.744cm" svg:y2="11.848cm" draw:start-shape="id3" draw:start-glue-point="0" draw:end-shape="id4" draw:end-glue-point="2" svg:d="M7107 15059v-2121h19637v-1090" svg:viewBox="0 0 19638 3212">
          <text:p/>
        </draw:connector>
        <draw:custom-shape draw:style-name="gr39" draw:text-style-name="P22" xml:id="id8" draw:id="id8" draw:layer="layout" svg:width="4.545cm" svg:height="1.397cm" svg:x="9.409cm" svg:y="10.44cm">
          <text:p text:style-name="P3">Model</text:p>
          <draw:enhanced-geometry svg:viewBox="0 0 21600 21600" draw:type="rectangle" draw:enhanced-path="M 0 0 L 21600 0 21600 21600 0 21600 0 0 Z N"/>
        </draw:custom-shape>
        <draw:custom-shape draw:style-name="gr40" draw:text-style-name="P23" draw:layer="layout" svg:width="4.545cm" svg:height="1.397cm" svg:x="14.409cm" svg:y="10.44cm">
          <text:p text:style-name="P3">Prediction</text:p>
          <draw:enhanced-geometry svg:viewBox="0 0 21600 21600" draw:type="rectangle" draw:enhanced-path="M 0 0 L 21600 0 21600 21600 0 21600 0 0 Z N"/>
        </draw:custom-shape>
        <draw:custom-shape draw:style-name="gr41" draw:text-style-name="P24" xml:id="id5" draw:id="id5" draw:layer="layout" svg:width="4.545cm" svg:height="1.397cm" svg:x="19.509cm" svg:y="10.44cm">
          <text:p text:style-name="P3">Scorer</text:p>
          <draw:enhanced-geometry svg:viewBox="0 0 21600 21600" draw:type="rectangle" draw:enhanced-path="M 0 0 L 21600 0 21600 21600 0 21600 0 0 Z N"/>
        </draw:custom-shape>
        <draw:connector draw:style-name="gr42" draw:text-style-name="P17" draw:layer="layout" draw:line-skew="-1.017cm" svg:x1="21.781cm" svg:y1="11.837cm" svg:x2="5.699cm" svg:y2="15.84cm" draw:start-shape="id5" draw:start-glue-point="2" draw:end-shape="id3" draw:end-glue-point="3" svg:d="M21781 11837v594h-16584v3409h502" svg:viewBox="0 0 16585 4004">
          <text:p/>
        </draw:connector>
        <draw:custom-shape draw:style-name="gr26" draw:text-style-name="P15" draw:layer="layout" svg:width="3.429cm" svg:height="1.397cm" svg:x="25.03cm" svg:y="7.251cm">
          <text:p text:style-name="P3"><text:span text:style-name="T2">SQL ??</text:span></text:p>
          <text:p text:style-name="P3"><text:span text:style-name="T3">Analytic Store</text:span></text:p>
          <draw:enhanced-geometry svg:viewBox="0 0 21600 21600" draw:type="rectangle" draw:enhanced-path="M 0 0 L 21600 0 21600 21600 0 21600 0 0 Z N"/>
        </draw:custom-shape>
        <draw:line draw:style-name="gr30" draw:text-style-name="P17" draw:layer="layout" svg:x1="19.415cm" svg:y1="8.085cm" svg:x2="25.003cm" svg:y2="8.085cm">
          <text:p/>
        </draw:line>
        <draw:line draw:style-name="gr30" draw:text-style-name="P17" draw:layer="layout" svg:x1="24.014cm" svg:y1="11.033cm" svg:x2="25.03cm" svg:y2="11.033cm">
          <text:p/>
        </draw:line>
        <draw:custom-shape draw:style-name="gr43" draw:text-style-name="P19" draw:layer="layout" svg:width="4.163cm" svg:height="3.556cm" svg:x="18.681cm" svg:y="15.351cm">
          <text:p text:style-name="P3">Ticket System</text:p>
          <draw:enhanced-geometry svg:viewBox="0 0 21600 21600" draw:type="rectangle" draw:enhanced-path="M 0 0 L 21600 0 21600 21600 0 21600 0 0 Z N"/>
        </draw:custom-shape>
        <draw:custom-shape draw:style-name="gr44" draw:text-style-name="P25" draw:layer="layout" svg:width="3.951cm" svg:height="1.27cm" svg:x="24.749cm" svg:y="13.954cm">
          <text:p text:style-name="P3"><text:span text:style-name="T4">External Alert</text:span></text:p>
          <draw:enhanced-geometry svg:viewBox="0 0 21600 21600" draw:type="rectangle" draw:enhanced-path="M 0 0 L 21600 0 21600 21600 0 21600 0 0 Z N"/>
        </draw:custom-shape>
        <draw:custom-shape draw:style-name="gr44" draw:text-style-name="P25" draw:layer="layout" svg:width="3.951cm" svg:height="1.27cm" svg:x="24.749cm" svg:y="15.454cm">
          <text:p text:style-name="P3"><text:span text:style-name="T4">Incident Response</text:span></text:p>
          <draw:enhanced-geometry svg:viewBox="0 0 21600 21600" draw:type="rectangle" draw:enhanced-path="M 0 0 L 21600 0 21600 21600 0 21600 0 0 Z N"/>
        </draw:custom-shape>
        <draw:custom-shape draw:style-name="gr44" draw:text-style-name="P25" draw:layer="layout" svg:width="3.951cm" svg:height="1.27cm" svg:x="24.749cm" svg:y="16.954cm">
          <text:p text:style-name="P3"><text:span text:style-name="T4">Forensic</text:span></text:p>
          <draw:enhanced-geometry svg:viewBox="0 0 21600 21600" draw:type="rectangle" draw:enhanced-path="M 0 0 L 21600 0 21600 21600 0 21600 0 0 Z N"/>
        </draw:custom-shape>
        <draw:line draw:style-name="gr30" draw:text-style-name="P17" draw:layer="layout" svg:x1="22.998cm" svg:y1="16.359cm" svg:x2="24.776cm" svg:y2="16.359cm">
          <text:p/>
        </draw:line>
        <draw:frame draw:style-name="gr25" draw:text-style-name="P4" draw:layer="layout" svg:width="5.715cm" svg:height="0.962cm" svg:x="1.207cm" svg:y="1.254cm">
          <draw:text-box>
            <text:p>Collector</text:p>
          </draw:text-box>
        </draw:frame>
        <draw:custom-shape draw:style-name="gr45" draw:text-style-name="P13" draw:layer="layout" svg:width="2.612cm" svg:height="1.397cm" svg:x="1.282cm" svg:y="2.651cm">
          <text:p text:style-name="P3">Logstash</text:p>
          <draw:enhanced-geometry svg:viewBox="0 0 21600 21600" draw:type="rectangle" draw:enhanced-path="M 0 0 L 21600 0 21600 21600 0 21600 0 0 Z N"/>
        </draw:custom-shape>
        <draw:custom-shape draw:style-name="gr46" draw:text-style-name="P26" draw:layer="layout" svg:width="2.54cm" svg:height="1.397cm" svg:x="1.254cm" svg:y="4.429cm">
          <text:p text:style-name="P3">Server</text:p>
          <draw:enhanced-geometry svg:viewBox="0 0 21600 21600" draw:type="rectangle" draw:enhanced-path="M 0 0 L 21600 0 21600 21600 0 21600 0 0 Z N"/>
        </draw:custom-shape>
        <draw:custom-shape draw:style-name="gr47" draw:text-style-name="P3" draw:layer="layout" svg:width="3.302cm" svg:height="9.017cm" svg:x="0.819cm" svg:y="10.979cm">
          <text:p text:style-name="P3">Sourc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0" draw:text-style-name="P17" draw:layer="layout" svg:x1="2.451cm" svg:y1="10.906cm" svg:x2="2.451cm" svg:y2="8.874cm">
          <text:p/>
        </draw:line>
        <draw:connector draw:style-name="gr48" draw:text-style-name="P17" draw:layer="layout" draw:line-skew="-4.425cm -1.149cm" svg:x1="21.744cm" svg:y1="4.937cm" svg:x2="5.699cm" svg:y2="15.84cm" draw:start-shape="id6" draw:start-glue-point="2" draw:end-shape="id3" draw:end-glue-point="3" svg:d="M21744 4937v636h-17696v10267h1651" svg:viewBox="0 0 17697 10904">
          <text:p/>
        </draw:connector>
        <draw:line draw:style-name="gr30" draw:text-style-name="P17" draw:layer="layout" svg:x1="2.851cm" svg:y1="10.907cm" svg:x2="2.851cm" svg:y2="8.875cm">
          <text:p/>
        </draw:line>
        <draw:line draw:style-name="gr30" draw:text-style-name="P17" draw:layer="layout" svg:x1="2.051cm" svg:y1="10.907cm" svg:x2="2.051cm" svg:y2="8.875cm">
          <text:p/>
        </draw:line>
        <draw:connector draw:style-name="gr49" draw:text-style-name="P17" draw:layer="layout" draw:type="line" svg:x1="8.412cm" svg:y1="9.415cm" svg:x2="9.409cm" svg:y2="8.238cm" draw:start-shape="id2" draw:start-glue-point="1" draw:end-shape="id7" draw:end-glue-point="3" svg:d="M8412 9415l997-1177" svg:viewBox="0 0 998 1178">
          <text:p/>
        </draw:connector>
        <draw:connector draw:style-name="gr50" draw:text-style-name="P17" draw:layer="layout" draw:type="line" svg:x1="8.412cm" svg:y1="9.415cm" svg:x2="9.409cm" svg:y2="11.138cm" draw:start-shape="id2" draw:start-glue-point="1" draw:end-shape="id8" draw:end-glue-point="3" svg:d="M8412 9415l997 1723" svg:viewBox="0 0 998 1724">
          <text:p/>
        </draw:connector>
        <draw:custom-shape draw:style-name="gr51" draw:text-style-name="P27" draw:layer="layout" svg:width="2.286cm" svg:height="0.889cm" draw:transform="rotate (0.265813645078736) translate (1.051cm 13.635cm)">
          <text:p text:style-name="P3">Agent</text:p>
          <draw:enhanced-geometry svg:viewBox="0 0 21600 21600" draw:type="rectangle" draw:enhanced-path="M 0 0 L 21600 0 21600 21600 0 21600 0 0 Z N"/>
        </draw:custom-shape>
        <draw:custom-shape draw:style-name="gr52" draw:text-style-name="P28" draw:layer="layout" svg:width="2.355cm" svg:height="0.889cm" draw:transform="rotate (-0.2769837522915) translate (1.497cm 17.383cm)">
          <text:p text:style-name="P3">Syslog</text:p>
          <draw:enhanced-geometry svg:viewBox="0 0 21600 21600" draw:type="rectangle" draw:enhanced-path="M 0 0 L 21600 0 21600 21600 0 21600 0 0 Z N"/>
        </draw:custom-shape>
        <draw:custom-shape draw:style-name="gr53" draw:text-style-name="P5" draw:layer="layout" svg:width="2.667cm" svg:height="1.016cm" draw:transform="rotate (0.117111592808819) translate (1.027cm 16.171cm)">
          <text:p text:style-name="P3">Suricata</text:p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Default">
        <draw:custom-shape draw:style-name="gr54" draw:text-style-name="P3" xml:id="id9" draw:id="id9" draw:layer="layout" svg:width="3.937cm" svg:height="2.378cm" svg:x="1.127cm" svg:y="4.464cm">
          <text:p text:style-name="P3">Raw </text:p>
          <text:p text:style-name="P3">Messag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3" xml:id="id10" draw:id="id10" draw:layer="layout" svg:width="4.303cm" svg:height="4.704cm" svg:x="2.905cm" svg:y="7.345cm">
          <text:p text:style-name="P3"><text:span text:style-name="T5">Pars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3" xml:id="id11" draw:id="id11" draw:layer="layout" svg:width="4.303cm" svg:height="4.704cm" svg:x="7.731cm" svg:y="3.281cm">
          <text:p text:style-name="P3"><text:span text:style-name="T5">Structure</text:span></text:p>
          <text:p text:style-name="P3"><text:span text:style-name="T1">Spark Datase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3" xml:id="id12" draw:id="id12" draw:layer="layout" svg:width="4.303cm" svg:height="4.704cm" svg:x="11.905cm" svg:y="7.346cm">
          <text:p text:style-name="P3"><text:span text:style-name="T5">GE</text:span><text:span text:style-name="T5">O</text:span></text:p>
          <text:p text:style-name="P3"><text:span text:style-name="T5">Enri</text:span><text:span text:style-name="T5">c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3" xml:id="id13" draw:id="id13" draw:layer="layout" svg:width="4.303cm" svg:height="4.704cm" svg:x="16.331cm" svg:y="3.282cm">
          <text:p text:style-name="P3"><text:span text:style-name="T5">WH</text:span><text:span text:style-name="T5">OIS</text:span></text:p>
          <text:p text:style-name="P3"><text:span text:style-name="T5">Enric</text:span><text:span text:style-name="T5">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3" xml:id="id14" draw:id="id14" draw:layer="layout" svg:width="4.303cm" svg:height="4.704cm" svg:x="20.605cm" svg:y="7.347cm">
          <text:p text:style-name="P3"><text:span text:style-name="T5">Thre</text:span><text:span text:style-name="T5">at</text:span></text:p>
          <text:p text:style-name="P3"><text:span text:style-name="T5">Intel</text:span></text:p>
          <text:p text:style-name="P3"><text:span text:style-name="T5">Enric</text:span><text:span text:style-name="T5">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3" xml:id="id15" draw:id="id15" draw:layer="layout" svg:width="5.291cm" svg:height="3.211cm" svg:x="23.285cm" svg:y="3.286cm">
          <text:p text:style-name="P3">Enriched</text:p>
          <text:p text:style-name="P3">Messag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7" draw:text-style-name="P17" draw:layer="layout" draw:type="line" svg:x1="3.096cm" svg:y1="6.842cm" svg:x2="3.535cm" svg:y2="8.033cm" draw:start-shape="id9" draw:start-glue-point="8" draw:end-shape="id10" draw:end-glue-point="5" svg:d="M3096 6842l439 1191" svg:viewBox="0 0 440 1192">
          <text:p/>
        </draw:connector>
        <draw:connector draw:style-name="gr58" draw:text-style-name="P17" draw:layer="layout" draw:type="line" svg:x1="6.578cm" svg:y1="8.033cm" svg:x2="8.361cm" svg:y2="7.297cm" draw:start-shape="id10" draw:start-glue-point="11" draw:end-shape="id11" draw:end-glue-point="7" svg:d="M6578 8033l1783-736" svg:viewBox="0 0 1784 737">
          <text:p/>
        </draw:connector>
        <draw:connector draw:style-name="gr57" draw:text-style-name="P17" draw:layer="layout" draw:type="line" svg:x1="11.404cm" svg:y1="7.297cm" svg:x2="12.535cm" svg:y2="8.034cm" draw:start-shape="id11" draw:start-glue-point="9" draw:end-shape="id12" draw:end-glue-point="5" svg:d="M11404 7297l1131 737" svg:viewBox="0 0 1132 738">
          <text:p/>
        </draw:connector>
        <draw:connector draw:style-name="gr57" draw:text-style-name="P17" draw:layer="layout" draw:type="line" svg:x1="15.578cm" svg:y1="8.034cm" svg:x2="16.961cm" svg:y2="7.298cm" draw:start-shape="id12" draw:start-glue-point="11" draw:end-shape="id13" draw:end-glue-point="7" svg:d="M15578 8034l1383-736" svg:viewBox="0 0 1384 737">
          <text:p/>
        </draw:connector>
        <draw:connector draw:style-name="gr57" draw:text-style-name="P17" draw:layer="layout" draw:type="line" svg:x1="20.004cm" svg:y1="7.298cm" svg:x2="21.235cm" svg:y2="8.035cm" draw:start-shape="id13" draw:start-glue-point="9" draw:end-shape="id14" draw:end-glue-point="5" svg:d="M20004 7298l1231 737" svg:viewBox="0 0 1232 738">
          <text:p/>
        </draw:connector>
        <draw:connector draw:style-name="gr57" draw:text-style-name="P17" draw:layer="layout" draw:type="line" svg:x1="24.278cm" svg:y1="8.035cm" svg:x2="25.931cm" svg:y2="6.497cm" draw:start-shape="id14" draw:start-glue-point="11" draw:end-shape="id15" draw:end-glue-point="8" svg:d="M24278 8035l1653-1538" svg:viewBox="0 0 1654 1539">
          <text:p/>
        </draw:connector>
        <draw:custom-shape draw:style-name="gr59" draw:text-style-name="P3" draw:layer="layout" svg:width="4.245cm" svg:height="4.691cm" svg:x="11.839cm" svg:y="15.01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9" draw:text-style-name="P3" draw:layer="layout" svg:width="4.245cm" svg:height="4.691cm" svg:x="16.339cm" svg:y="15.01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9" draw:text-style-name="P3" draw:layer="layout" svg:width="4.245cm" svg:height="4.691cm" svg:x="20.839cm" svg:y="15.01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0" draw:text-style-name="P29" draw:layer="layout" svg:width="3.81cm" svg:height="2.032cm" svg:x="12.049cm" svg:y="16.281cm">
          <text:p text:style-name="P3"><text:span text:style-name="T6">Geo Lite </text:span><text:span text:style-name="T6">Da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0" draw:text-style-name="P29" draw:layer="layout" svg:width="3.81cm" svg:height="2.032cm" svg:x="16.549cm" svg:y="16.281cm">
          <text:p text:style-name="P3"><text:span text:style-name="T6">Whois Da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0" draw:text-style-name="P29" draw:layer="layout" svg:width="3.81cm" svg:height="2.032cm" svg:x="21.049cm" svg:y="16.281cm">
          <text:p text:style-name="P3"><text:span text:style-name="T6">CIF Da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7" draw:text-style-name="P17" draw:layer="layout" svg:x1="13.565cm" svg:y1="12.43cm" svg:x2="13.565cm" svg:y2="14.716cm">
          <text:p/>
        </draw:line>
        <draw:line draw:style-name="gr57" draw:text-style-name="P17" draw:layer="layout" svg:x1="14.564cm" svg:y1="14.716cm" svg:x2="14.566cm" svg:y2="12.43cm">
          <text:p/>
        </draw:line>
        <draw:line draw:style-name="gr57" draw:text-style-name="P17" draw:layer="layout" svg:x1="18.018cm" svg:y1="8.493cm" svg:x2="17.966cm" svg:y2="14.716cm">
          <text:p/>
        </draw:line>
        <draw:line draw:style-name="gr57" draw:text-style-name="P17" draw:layer="layout" svg:x1="18.965cm" svg:y1="14.716cm" svg:x2="18.907cm" svg:y2="8.366cm">
          <text:p/>
        </draw:line>
        <draw:line draw:style-name="gr57" draw:text-style-name="P17" draw:layer="layout" svg:x1="22.366cm" svg:y1="12.43cm" svg:x2="22.366cm" svg:y2="14.716cm">
          <text:p/>
        </draw:line>
        <draw:line draw:style-name="gr57" draw:text-style-name="P17" draw:layer="layout" svg:x1="23.365cm" svg:y1="14.716cm" svg:x2="23.367cm" svg:y2="12.4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19T09:55:42.275399736</meta:creation-date>
    <dc:date>2016-12-19T13:50:43.547000080</dc:date>
    <meta:editing-duration>PT49M43S</meta:editing-duration>
    <meta:editing-cycles>17</meta:editing-cycles>
    <meta:generator>LibreOffice/5.1.4.2$Linux_X86_64 LibreOffice_project/10m0$Build-2</meta:generator>
    <meta:document-statistic meta:object-count="105"/>
  </office:meta>
</office:document-meta>
</file>